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8in" fo:margin-left="0in" table:align="left"/>
    </style:style>
    <style:style style:name="Table1.A" style:family="table-column">
      <style:table-column-properties style:column-width="1.3382in"/>
    </style:style>
    <style:style style:name="Table1.B" style:family="table-column">
      <style:table-column-properties style:column-width="1.3389in"/>
    </style:style>
    <style:style style:name="Table1.C" style:family="table-column">
      <style:table-column-properties style:column-width="1.3215in"/>
    </style:style>
    <style:style style:name="Table1.D" style:family="table-column">
      <style:table-column-properties style:column-width="1.3556in"/>
    </style:style>
    <style:style style:name="Table1.E" style:family="table-column">
      <style:table-column-properties style:column-width="1.3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2" style:family="table-row">
      <style:table-row-properties style:min-row-height="0.340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2pt" officeooo:rsid="001ac856" officeooo:paragraph-rsid="001ac856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officeooo:rsid="001b0e61" officeooo:paragraph-rsid="001b0e61" style:font-size-asian="12pt" style:font-weight-asian="bold" style:font-size-complex="12pt" style:font-weight-complex="bold"/>
    </style:style>
    <style:style style:name="P3" style:family="paragraph" style:parent-style-name="Standard" style:list-style-name="L10">
      <style:paragraph-properties fo:text-align="start" style:justify-single-word="false"/>
      <style:text-properties officeooo:paragraph-rsid="003fdc6e"/>
    </style:style>
    <style:style style:name="P4" style:family="paragraph" style:parent-style-name="Standard" style:list-style-name="L10">
      <style:paragraph-properties fo:text-align="start" style:justify-single-word="false"/>
      <style:text-properties officeooo:rsid="003fdc6e" officeooo:paragraph-rsid="003fdc6e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2pt" officeooo:rsid="001b0e61" officeooo:paragraph-rsid="001b0e61" style:font-size-asian="12pt" style:font-size-complex="12pt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fo:font-size="12pt" officeooo:rsid="003c5bbb" officeooo:paragraph-rsid="003c5bbb" style:font-size-asian="12pt" style:font-size-complex="12pt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ackground-color="transparent"/>
      <style:text-properties style:font-name="Liberation Serif" fo:font-size="12pt" officeooo:rsid="0020d5f0" officeooo:paragraph-rsid="0020d5f0" style:font-size-asian="12pt" style:font-size-complex="12pt"/>
    </style:style>
    <style:style style:name="P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 fo:background-color="transparent"/>
      <style:text-properties style:font-name="Liberation Serif" fo:font-size="12pt" officeooo:rsid="001c1bbe" officeooo:paragraph-rsid="001c1bbe" style:font-size-asian="12pt" style:font-size-complex="12pt"/>
    </style:style>
    <style:style style:name="P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 fo:background-color="transparent"/>
      <style:text-properties style:font-name="Liberation Serif" fo:font-size="12pt" officeooo:rsid="001d1317" officeooo:paragraph-rsid="001d1317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5in" style:auto-text-indent="false" fo:background-color="transparent" fo:padding="0in" fo:border="none"/>
      <style:text-properties officeooo:rsid="00279169" officeooo:paragraph-rsid="00279169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5in" style:auto-text-indent="false" style:page-number="auto" fo:background-color="transparent" fo:padding="0in" fo:border="none"/>
      <style:text-properties officeooo:rsid="00279169" officeooo:paragraph-rsid="00279169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5in" style:auto-text-indent="false" fo:break-before="page" fo:background-color="transparent"/>
      <style:text-properties fo:font-size="12pt" officeooo:rsid="001b0e61" officeooo:paragraph-rsid="001b0e61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5in" style:auto-text-indent="false" style:page-number="auto" fo:background-color="transparent"/>
      <style:text-properties fo:font-size="12pt" officeooo:rsid="001b0e61" officeooo:paragraph-rsid="001b0e61" style:font-size-asian="12pt" style:font-size-complex="12pt"/>
    </style:style>
    <style:style style:name="P14" style:family="paragraph" style:parent-style-name="Standard">
      <style:paragraph-properties fo:margin-left="0in" fo:margin-right="0in" fo:line-height="100%" fo:text-align="justify" style:justify-single-word="false" fo:text-indent="0.3937in" style:auto-text-indent="false"/>
      <style:text-properties fo:font-size="12pt" officeooo:paragraph-rsid="00236e20" style:font-size-asian="12pt" style:font-size-complex="12pt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3937in" style:auto-text-indent="false" fo:background-color="transparent" fo:padding="0in" fo:border="none"/>
      <style:text-properties style:font-name="Liberation Serif" fo:font-size="12pt" fo:font-style="normal" officeooo:rsid="00236e20" officeooo:paragraph-rsid="002f7609" style:font-size-asian="12pt" style:font-style-asian="normal" style:font-size-complex="12pt" style:font-style-complex="normal"/>
    </style:style>
    <style:style style:name="P16" style:family="paragraph" style:parent-style-name="Text_20_body" style:list-style-name="L2">
      <loext:graphic-properties draw:fill="none"/>
      <style:paragraph-properties fo:line-height="100%" fo:text-align="justify" style:justify-single-word="false" fo:background-color="transparent"/>
      <style:text-properties style:font-name="Liberation Serif" fo:font-size="12pt" fo:font-weight="normal" officeooo:rsid="0024d61f" officeooo:paragraph-rsid="0024d61f" style:font-size-asian="12pt" style:font-weight-asian="normal" style:font-size-complex="12pt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8" style:family="paragraph" style:parent-style-name="Text_20_body">
      <style:text-properties fo:font-weight="normal" officeooo:rsid="003c5bbb" officeooo:paragraph-rsid="003c5bbb" style:font-weight-asian="normal" style:font-weight-complex="normal"/>
    </style:style>
    <style:style style:name="P19" style:family="paragraph" style:parent-style-name="Text_20_body" style:list-style-name="L4">
      <loext:graphic-properties draw:fill="none"/>
      <style:paragraph-properties fo:line-height="100%" fo:text-align="justify" style:justify-single-word="false" fo:background-color="transparent"/>
      <style:text-properties officeooo:paragraph-rsid="002d8778"/>
    </style:style>
    <style:style style:name="P20" style:family="paragraph" style:parent-style-name="Text_20_body">
      <style:paragraph-properties fo:text-align="start" style:justify-single-word="false"/>
      <style:text-properties officeooo:paragraph-rsid="003fdc6e"/>
    </style:style>
    <style:style style:name="P21" style:family="paragraph" style:parent-style-name="Text_20_body" style:list-style-name="L8">
      <loext:graphic-properties draw:fill="none"/>
      <style:paragraph-properties fo:margin-top="0in" fo:margin-bottom="0in" loext:contextual-spacing="false" fo:line-height="100%" fo:text-align="justify" style:justify-single-word="false" fo:background-color="transparent"/>
      <style:text-properties officeooo:rsid="00346c98" officeooo:paragraph-rsid="00346c98"/>
    </style:style>
    <style:style style:name="P22" style:family="paragraph" style:parent-style-name="Text_20_body">
      <loext:graphic-properties draw:fill="none"/>
      <style:paragraph-properties fo:margin-top="0in" fo:margin-bottom="0in" loext:contextual-spacing="false" fo:line-height="100%" fo:text-align="justify" style:justify-single-word="false" fo:background-color="transparent"/>
      <style:text-properties officeooo:rsid="00346c98" officeooo:paragraph-rsid="00346c98"/>
    </style:style>
    <style:style style:name="P23" style:family="paragraph" style:parent-style-name="Text_20_body" style:list-style-name="L2">
      <style:paragraph-properties fo:margin-top="0in" fo:margin-bottom="0in" loext:contextual-spacing="false" fo:line-height="100%" fo:text-align="justify" style:justify-single-word="false" fo:orphans="2" fo:widows="2" fo:padding="0in" fo:border="non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24" style:family="paragraph" style:parent-style-name="Text_20_body">
      <style:paragraph-properties fo:margin-top="0in" fo:margin-bottom="0in" loext:contextual-spacing="false" fo:line-height="100%" fo:text-align="justify" style:justify-single-word="false" fo:orphans="2" fo:widows="2" fo:padding="0in" fo:border="none"/>
    </style:style>
    <style:style style:name="P25" style:family="paragraph" style:parent-style-name="Text_20_body" style:list-style-name="L4">
      <style:paragraph-properties fo:margin-top="0in" fo:margin-bottom="0in" loext:contextual-spacing="false" fo:line-height="100%" fo:text-align="justify" style:justify-single-word="false" fo:orphans="2" fo:widows="2" fo:padding="0in" fo:border="none"/>
      <style:text-properties officeooo:paragraph-rsid="002d8778"/>
    </style:style>
    <style:style style:name="P26" style:family="paragraph" style:parent-style-name="Text_20_body" style:list-style-name="L2">
      <style:paragraph-properties fo:margin-top="0in" fo:margin-bottom="0in" loext:contextual-spacing="false" fo:line-height="100%" fo:text-align="justify" style:justify-single-word="false" fo:orphans="2" fo:widows="2" fo:padding="0in" fo:border="none"/>
    </style:style>
    <style:style style:name="P27" style:family="paragraph" style:parent-style-name="Text_20_body" style:list-style-name="L4">
      <loext:graphic-properties draw:fill="none"/>
      <style:paragraph-properties fo:margin-top="0in" fo:margin-bottom="0in" loext:contextual-spacing="false" fo:line-height="100%" fo:text-align="justify" style:justify-single-word="false" fo:orphans="2" fo:widows="2" fo:background-color="transparent" fo:padding="0in" fo:border="none"/>
      <style:text-properties style:font-name="Liberation Serif" fo:font-size="12pt" fo:font-style="normal" officeooo:rsid="002a5d80" officeooo:paragraph-rsid="002d8778" style:font-size-asian="12pt" style:font-style-asian="normal" style:font-size-complex="12pt" style:font-style-complex="normal"/>
    </style:style>
    <style:style style:name="P28" style:family="paragraph" style:parent-style-name="Text_20_body">
      <loext:graphic-properties draw:fill="none"/>
      <style:paragraph-properties fo:margin-top="0in" fo:margin-bottom="0in" loext:contextual-spacing="false" fo:line-height="100%" fo:text-align="justify" style:justify-single-word="false" fo:orphans="2" fo:widows="2" fo:background-color="transparent" fo:padding="0in" fo:border="none"/>
      <style:text-properties style:font-name="Liberation Serif" fo:font-size="12pt" fo:font-style="normal" officeooo:rsid="002a5d80" officeooo:paragraph-rsid="002d8778" style:font-size-asian="12pt" style:font-style-asian="normal" style:font-size-complex="12pt" style:font-style-complex="normal"/>
    </style:style>
    <style:style style:name="P29" style:family="paragraph" style:parent-style-name="Text_20_body">
      <style:paragraph-properties fo:margin-top="0in" fo:margin-bottom="0in" loext:contextual-spacing="false" fo:line-height="100%" fo:text-align="justify" style:justify-single-word="false" fo:orphans="2" fo:widows="2" fo:break-before="page" fo:padding="0in" fo:border="none"/>
      <style:text-properties officeooo:paragraph-rsid="00279169"/>
    </style:style>
    <style:style style:name="P30" style:family="paragraph" style:parent-style-name="Text_20_body" style:list-style-name="L4">
      <loext:graphic-properties draw:fill="none"/>
      <style:paragraph-properties fo:margin-top="0in" fo:margin-bottom="0in" loext:contextual-spacing="false" fo:line-height="100%" fo:text-align="justify" style:justify-single-word="false" fo:orphans="2" fo:widows="2" fo:break-before="page" fo:background-color="transparent" fo:padding="0in" fo:border="none"/>
      <style:text-properties style:font-name="Liberation Serif" fo:font-size="12pt" fo:font-style="normal" officeooo:rsid="002f1e01" officeooo:paragraph-rsid="002f7609" style:font-size-asian="12pt" style:font-style-asian="normal" style:font-size-complex="12pt" style:font-style-complex="normal"/>
    </style:style>
    <style:style style:name="P31" style:family="paragraph" style:parent-style-name="Text_20_body" style:list-style-name="L4" style:master-page-name="">
      <loext:graphic-properties draw:fill="none"/>
      <style:paragraph-properties fo:margin-top="0in" fo:margin-bottom="0in" loext:contextual-spacing="false" fo:line-height="100%" fo:text-align="justify" style:justify-single-word="false" fo:orphans="2" fo:widows="2" style:page-number="auto" fo:background-color="transparent" fo:padding="0in" fo:border="none">
        <style:tab-stops>
          <style:tab-stop style:position="0in"/>
        </style:tab-stops>
      </style:paragraph-properties>
      <style:text-properties officeooo:paragraph-rsid="002d8778"/>
    </style:style>
    <style:style style:name="P32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</style:style>
    <style:style style:name="P33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5in" style:auto-text-indent="false" fo:background-color="transparent" fo:padding="0in" fo:border="none"/>
      <style:text-properties officeooo:rsid="00279169" officeooo:paragraph-rsid="00279169"/>
    </style:style>
    <style:style style:name="P34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5in" style:auto-text-indent="false" fo:background-color="transparent" fo:padding="0in" fo:border="none"/>
      <style:text-properties officeooo:rsid="00293dc7" officeooo:paragraph-rsid="00293dc7"/>
    </style:style>
    <style:style style:name="P35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5in" style:auto-text-indent="false" fo:break-before="page" fo:background-color="transparent" fo:padding="0in" fo:border="none"/>
      <style:text-properties officeooo:rsid="00293dc7" officeooo:paragraph-rsid="00293dc7"/>
    </style:style>
    <style:style style:name="P36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.5in" style:auto-text-indent="false" style:page-number="auto" fo:background-color="transparent" fo:padding="0in" fo:border="none"/>
      <style:text-properties style:font-name="Liberation Serif" fo:font-size="12pt" fo:font-style="normal" officeooo:rsid="002f1e01" officeooo:paragraph-rsid="002f7609" style:font-size-asian="12pt" style:font-style-asian="normal" style:font-size-complex="12pt" style:font-style-complex="normal"/>
    </style:style>
    <style:style style:name="P37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00%" fo:text-align="justify" style:justify-single-word="false" fo:orphans="2" fo:widows="2" fo:text-indent="0.5in" style:auto-text-indent="false" style:page-number="auto" fo:background-color="transparent"/>
    </style:style>
    <style:style style:name="P38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00%" fo:text-align="justify" style:justify-single-word="false" fo:orphans="2" fo:widows="2" fo:text-indent="0.5in" style:auto-text-indent="false" style:page-number="auto" fo:background-color="transparent"/>
    </style:style>
    <style:style style:name="P39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00%" fo:text-align="justify" style:justify-single-word="false" fo:orphans="2" fo:widows="2" fo:text-indent="0.5in" style:auto-text-indent="false" style:page-number="auto" fo:background-color="transparent"/>
    </style:style>
    <style:style style:name="P40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00%" fo:text-align="justify" style:justify-single-word="false" fo:orphans="2" fo:widows="2" fo:text-indent="0.5in" style:auto-text-indent="false" style:page-number="auto" fo:background-color="transparent"/>
    </style:style>
    <style:style style:name="P41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00%" fo:text-align="justify" style:justify-single-word="false" fo:orphans="2" fo:widows="2" fo:text-indent="0.5in" style:auto-text-indent="false" style:page-number="auto" fo:background-color="transparent"/>
    </style:style>
    <style:style style:name="P42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00%" fo:text-align="justify" style:justify-single-word="false" fo:orphans="2" fo:widows="2" fo:text-indent="0.5in" style:auto-text-indent="false" style:page-number="auto" fo:background-color="transparent"/>
    </style:style>
    <style:style style:name="P43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00%" fo:text-align="justify" style:justify-single-word="false" fo:orphans="2" fo:widows="2" fo:text-indent="0.5in" style:auto-text-indent="false" fo:background-color="transparent"/>
      <style:text-properties fo:font-weight="bold" officeooo:rsid="00363aa3" officeooo:paragraph-rsid="00363aa3" style:font-weight-asian="bold" style:font-weight-complex="bold"/>
    </style:style>
    <style:style style:name="P44" style:family="paragraph" style:parent-style-name="Text_20_body" style:list-style-name="L9">
      <loext:graphic-properties draw:fill="none"/>
      <style:paragraph-properties fo:margin-top="0in" fo:margin-bottom="0.0972in" loext:contextual-spacing="false" fo:line-height="100%" fo:text-align="justify" style:justify-single-word="false" fo:orphans="2" fo:widows="2" fo:background-color="transparent"/>
      <style:text-properties officeooo:rsid="00363aa3" officeooo:paragraph-rsid="00363aa3"/>
    </style:style>
    <style:style style:name="P45" style:family="paragraph" style:parent-style-name="Text_20_body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3752in" style:auto-text-indent="false" style:page-number="auto" fo:background-color="transparent"/>
      <style:text-properties officeooo:rsid="00346c98" officeooo:paragraph-rsid="00346c98"/>
    </style:style>
    <style:style style:name="P46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3752in" style:auto-text-indent="false" fo:background-color="transparent"/>
      <style:text-properties officeooo:rsid="003acca6" officeooo:paragraph-rsid="003acca6"/>
    </style:style>
    <style:style style:name="P47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3752in" style:auto-text-indent="false" fo:background-color="transparent"/>
      <style:text-properties fo:font-weight="bold" officeooo:rsid="003acca6" officeooo:paragraph-rsid="003acca6" style:font-weight-asian="bold" style:font-weight-complex="bold"/>
    </style:style>
    <style:style style:name="P48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3752in" style:auto-text-indent="false" fo:background-color="transparent"/>
      <style:text-properties officeooo:rsid="003e983b" officeooo:paragraph-rsid="003e983b"/>
    </style:style>
    <style:style style:name="P49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3752in" style:auto-text-indent="false" fo:break-before="page" fo:background-color="transparent"/>
      <style:text-properties fo:font-weight="bold" officeooo:rsid="003acca6" officeooo:paragraph-rsid="003acca6" style:font-weight-asian="bold" style:font-weight-complex="bold"/>
    </style:style>
    <style:style style:name="P50" style:family="paragraph" style:parent-style-name="Text_20_body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3752in" style:auto-text-indent="false" fo:break-before="page" fo:background-color="transparent"/>
      <style:text-properties fo:font-weight="bold" officeooo:rsid="003fdc6e" officeooo:paragraph-rsid="003fdc6e" style:font-weight-asian="bold" style:font-weight-complex="bold"/>
    </style:style>
    <style:style style:name="P51" style:family="paragraph" style:parent-style-name="Text_20_body">
      <style:paragraph-properties fo:break-before="page"/>
      <style:text-properties fo:font-weight="bold" officeooo:rsid="003c5bbb" officeooo:paragraph-rsid="003c5bbb" style:font-weight-asian="bold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officeooo:rsid="003c1618" officeooo:paragraph-rsid="003c1618"/>
    </style:style>
    <style:style style:name="P53" style:family="paragraph" style:parent-style-name="Table_20_Contents">
      <style:paragraph-properties fo:text-align="justify" style:justify-single-word="false"/>
      <style:text-properties fo:font-weight="bold" officeooo:rsid="003c1618" officeooo:paragraph-rsid="003c1618" style:font-weight-asian="bold" style:font-weight-complex="bold"/>
    </style:style>
    <style:style style:name="P54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P55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3c1618" style:font-size-asian="12pt" style:font-size-complex="12pt"/>
    </style:style>
    <style:style style:name="P56" style:family="paragraph" style:parent-style-name="Table_20_Contents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3c1618" officeooo:paragraph-rsid="003c1618" style:font-size-asian="12pt" style:font-size-complex="12pt"/>
    </style:style>
    <style:style style:name="P57" style:family="paragraph" style:parent-style-name="Основной_20_текст_20_2">
      <loext:graphic-properties draw:fill="none"/>
      <style:paragraph-properties fo:margin-left="0in" fo:margin-right="0in" fo:line-height="100%" fo:text-align="justify" style:justify-single-word="false" fo:text-indent="0.3937in" style:auto-text-indent="false" fo:background-color="transparent"/>
      <style:text-properties fo:font-size="12pt" fo:font-style="normal" officeooo:rsid="001c1bbe" officeooo:paragraph-rsid="001d1317" style:font-size-asian="12pt" style:font-style-asian="normal" style:font-size-complex="12pt" style:font-style-complex="normal"/>
    </style:style>
    <style:style style:name="P58" style:family="paragraph" style:parent-style-name="Основной_20_текст_20_2">
      <loext:graphic-properties draw:fill="none"/>
      <style:paragraph-properties fo:margin-left="0in" fo:margin-right="0in" fo:line-height="100%" fo:text-align="justify" style:justify-single-word="false" fo:text-indent="0.3937in" style:auto-text-indent="false" fo:background-color="transparent"/>
      <style:text-properties style:font-name="Liberation Serif" fo:font-size="12pt" officeooo:rsid="0020d5f0" officeooo:paragraph-rsid="0020d5f0" style:font-size-asian="12pt" style:font-size-complex="12pt"/>
    </style:style>
    <style:style style:name="P59" style:family="paragraph" style:parent-style-name="Основной_20_текст_20_2">
      <loext:graphic-properties draw:fill="none"/>
      <style:paragraph-properties fo:margin-left="0in" fo:margin-right="0in" fo:line-height="100%" fo:text-align="justify" style:justify-single-word="false" fo:text-indent="0.3937in" style:auto-text-indent="false" fo:background-color="transparent"/>
      <style:text-properties style:font-name="Liberation Serif" fo:font-size="12pt" officeooo:rsid="00222a10" officeooo:paragraph-rsid="00222a10" style:font-size-asian="12pt" style:font-size-complex="12pt"/>
    </style:style>
    <style:style style:name="P60" style:family="paragraph" style:parent-style-name="Основной_20_текст_20_2">
      <loext:graphic-properties draw:fill="none"/>
      <style:paragraph-properties fo:margin-left="0in" fo:margin-right="0in" fo:line-height="100%" fo:text-align="justify" style:justify-single-word="false" fo:text-indent="0.3937in" style:auto-text-indent="false" fo:background-color="transparent"/>
      <style:text-properties style:font-name="Liberation Serif" fo:font-size="12pt" fo:font-weight="bold" officeooo:rsid="00222a10" officeooo:paragraph-rsid="00222a10" style:font-size-asian="12pt" style:font-weight-asian="bold" style:font-size-complex="12pt" style:font-weight-complex="bold"/>
    </style:style>
    <style:style style:name="P61" style:family="paragraph" style:parent-style-name="Основной_20_текст_20_2">
      <loext:graphic-properties draw:fill="none"/>
      <style:paragraph-properties fo:margin-left="0in" fo:margin-right="0in" fo:line-height="100%" fo:text-align="justify" style:justify-single-word="false" fo:text-indent="0.3937in" style:auto-text-indent="false" fo:background-color="transparent"/>
      <style:text-properties style:font-name="Liberation Serif" fo:font-size="12pt" fo:font-weight="bold" officeooo:rsid="0024d61f" officeooo:paragraph-rsid="0024d61f" style:font-size-asian="12pt" style:font-weight-asian="bold" style:font-size-complex="12pt" style:font-weight-complex="bold"/>
    </style:style>
    <style:style style:name="P62" style:family="paragraph" style:parent-style-name="Основной_20_текст_20_2">
      <loext:graphic-properties draw:fill="none"/>
      <style:paragraph-properties fo:margin-left="0in" fo:margin-right="0in" fo:line-height="100%" fo:text-align="justify" style:justify-single-word="false" fo:text-indent="0.3937in" style:auto-text-indent="false" fo:background-color="transparent"/>
      <style:text-properties style:font-name="Liberation Serif" fo:font-size="12pt" fo:font-style="normal" officeooo:rsid="00236e20" officeooo:paragraph-rsid="00236e20" style:font-size-asian="12pt" style:font-style-asian="normal" style:font-size-complex="12pt" style:font-style-complex="normal"/>
    </style:style>
    <style:style style:name="P63" style:family="paragraph" style:parent-style-name="Основной_20_текст_20_2">
      <loext:graphic-properties draw:fill="none"/>
      <style:paragraph-properties fo:margin-left="0in" fo:margin-right="0in" fo:line-height="100%" fo:text-align="justify" style:justify-single-word="false" fo:text-indent="0.3937in" style:auto-text-indent="false" fo:background-color="transparent"/>
      <style:text-properties style:font-name="Liberation Serif" fo:font-size="12pt" fo:font-style="normal" officeooo:rsid="002a5d80" officeooo:paragraph-rsid="002a5d80" style:font-size-asian="12pt" style:font-style-asian="normal" style:font-size-complex="12pt" style:font-style-complex="normal"/>
    </style:style>
    <style:style style:name="P64" style:family="paragraph" style:parent-style-name="Основной_20_текст_20_2">
      <loext:graphic-properties draw:fill="none"/>
      <style:paragraph-properties fo:margin-left="0in" fo:margin-right="0in" fo:line-height="100%" fo:text-align="justify" style:justify-single-word="false" fo:text-indent="0.3937in" style:auto-text-indent="false" fo:background-color="transparent"/>
      <style:text-properties style:font-name="Liberation Serif" fo:font-size="12pt" fo:font-style="normal" officeooo:rsid="002f1f27" officeooo:paragraph-rsid="002f1f27" style:font-size-asian="12pt" style:font-style-asian="normal" style:font-size-complex="12pt" style:font-style-complex="normal"/>
    </style:style>
    <style:style style:name="P65" style:family="paragraph" style:parent-style-name="Основной_20_текст_20_2">
      <loext:graphic-properties draw:fill="none"/>
      <style:paragraph-properties fo:margin-left="0in" fo:margin-right="0in" fo:line-height="100%" fo:text-align="justify" style:justify-single-word="false" fo:text-indent="0.3937in" style:auto-text-indent="false" fo:background-color="transparent"/>
      <style:text-properties style:font-name="Liberation Serif" fo:font-size="12pt" fo:font-style="normal" fo:font-weight="bold" officeooo:rsid="00279169" officeooo:paragraph-rsid="002f7609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Основной_20_текст_20_2">
      <loext:graphic-properties draw:fill="none"/>
      <style:paragraph-properties fo:margin-left="0in" fo:margin-right="0in" fo:line-height="100%" fo:text-align="justify" style:justify-single-word="false" fo:text-indent="0.3937in" style:auto-text-indent="false" fo:background-color="transparent"/>
      <style:text-properties fo:color="#000000" style:font-name="Liberation Serif" fo:font-size="12pt" fo:font-style="normal" fo:font-weight="bold" officeooo:rsid="002f1f27" officeooo:paragraph-rsid="002f1f27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Основной_20_текст_20_2">
      <loext:graphic-properties draw:fill="none"/>
      <style:paragraph-properties fo:margin-left="0in" fo:margin-right="0in" fo:line-height="100%" fo:text-align="justify" style:justify-single-word="false" fo:text-indent="0.3937in" style:auto-text-indent="false" fo:break-before="page" fo:background-color="transparent"/>
      <style:text-properties style:font-name="Liberation Serif" fo:font-size="12pt" fo:font-weight="bold" officeooo:rsid="00222a10" officeooo:paragraph-rsid="00222a10" style:font-size-asian="12pt" style:font-weight-asian="bold" style:font-size-complex="12pt" style:font-weight-complex="bold"/>
    </style:style>
    <style:style style:name="P68" style:family="paragraph" style:parent-style-name="Основной_20_текст_20_2">
      <loext:graphic-properties draw:fill="none"/>
      <style:paragraph-properties fo:margin-left="0in" fo:margin-right="0in" fo:line-height="100%" fo:text-align="justify" style:justify-single-word="false" fo:text-indent="0.3937in" style:auto-text-indent="false" fo:break-before="page" fo:background-color="transparent"/>
      <style:text-properties style:font-name="Liberation Serif" fo:font-size="12pt" fo:font-weight="bold" officeooo:rsid="00236e20" officeooo:paragraph-rsid="00236e20" style:font-size-asian="12pt" style:font-weight-asian="bold" style:font-size-complex="12pt" style:font-weight-complex="bold"/>
    </style:style>
    <style:style style:name="P69" style:family="paragraph" style:parent-style-name="Основной_20_текст_20_2">
      <loext:graphic-properties draw:fill="none"/>
      <style:paragraph-properties fo:margin-left="0in" fo:margin-right="0in" fo:line-height="100%" fo:text-align="justify" style:justify-single-word="false" fo:text-indent="0.3937in" style:auto-text-indent="false" fo:break-before="page" fo:background-color="transparent"/>
      <style:text-properties style:font-name="Liberation Serif" fo:font-size="12pt" fo:font-style="normal" fo:font-weight="bold" officeooo:rsid="002f1f27" officeooo:paragraph-rsid="002f1f27" style:font-size-asian="12pt" style:font-style-asian="normal" style:font-weight-asian="bold" style:font-size-complex="12pt" style:font-style-complex="normal" style:font-weight-complex="bold"/>
    </style:style>
    <style:style style:name="P70" style:family="paragraph" style:parent-style-name="Основной_20_текст_20_2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3752in" style:auto-text-indent="false" style:page-number="auto" fo:background-color="transparent"/>
      <style:text-properties style:font-name="Liberation Serif" fo:font-size="12pt" officeooo:paragraph-rsid="00222a10" style:font-size-asian="12pt" style:font-size-complex="12pt"/>
    </style:style>
    <style:style style:name="T1" style:family="text">
      <style:text-properties fo:font-variant="normal" fo:text-transform="none" fo:color="#222222" style:font-name="sans-serif" fo:font-size="7.65000009536743pt" fo:letter-spacing="normal" fo:font-style="normal" fo:font-weight="normal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fo:font-style="normal"/>
    </style:style>
    <style:style style:name="T4" style:family="text">
      <style:text-properties fo:font-variant="normal" fo:text-transform="none" fo:color="#222222" fo:letter-spacing="normal" fo:font-style="normal" fo:font-weight="bold"/>
    </style:style>
    <style:style style:name="T5" style:family="text">
      <style:text-properties fo:font-variant="normal" fo:text-transform="none" fo:color="#222222" fo:letter-spacing="normal" fo:font-style="normal" fo:font-weight="normal"/>
    </style:style>
    <style:style style:name="T6" style:family="text">
      <style:text-properties fo:font-variant="normal" fo:text-transform="none" fo:color="#222222" fo:letter-spacing="normal" fo:font-style="normal" fo:font-weight="normal" officeooo:rsid="00236e20"/>
    </style:style>
    <style:style style:name="T7" style:family="text">
      <style:text-properties fo:font-variant="normal" fo:text-transform="none" fo:color="#222222" fo:letter-spacing="normal" fo:font-style="normal" fo:font-weight="normal" officeooo:rsid="0026b8c7"/>
    </style:style>
    <style:style style:name="T8" style:family="text">
      <style:text-properties fo:font-variant="normal" fo:text-transform="none" fo:color="#222222" fo:letter-spacing="normal" fo:font-style="normal" officeooo:rsid="00236e20"/>
    </style:style>
    <style:style style:name="T9" style:family="text">
      <style:text-properties fo:font-variant="normal" fo:text-transform="none" fo:color="#222222" fo:letter-spacing="normal" fo:font-weight="normal"/>
    </style:style>
    <style:style style:name="T10" style:family="text">
      <style:text-properties fo:font-variant="normal" fo:text-transform="none" fo:color="#222222" fo:letter-spacing="normal" fo:font-weight="bold" style:font-weight-asian="bold" style:font-weight-complex="bold"/>
    </style:style>
    <style:style style:name="T11" style:family="text">
      <style:text-properties fo:font-variant="normal" fo:text-transform="none" fo:letter-spacing="normal"/>
    </style:style>
    <style:style style:name="T12" style:family="text">
      <style:text-properties fo:font-variant="normal" fo:text-transform="none" fo:color="#000000" fo:letter-spacing="normal" fo:font-style="normal"/>
    </style:style>
    <style:style style:name="T13" style:family="text">
      <style:text-properties fo:font-variant="normal" fo:text-transform="none" fo:color="#000000" fo:letter-spacing="normal" fo:font-style="normal" fo:font-weight="bold"/>
    </style:style>
    <style:style style:name="T14" style:family="text">
      <style:text-properties fo:font-variant="normal" fo:text-transform="none" fo:color="#000000" fo:letter-spacing="normal" fo:font-weight="normal"/>
    </style:style>
    <style:style style:name="T15" style:family="text">
      <style:text-properties fo:font-variant="normal" fo:text-transform="none" fo:color="#000000" fo:letter-spacing="normal" fo:font-weight="normal" officeooo:rsid="00236e20" style:font-weight-asian="normal" style:font-weight-complex="normal"/>
    </style:style>
    <style:style style:name="T16" style:family="text">
      <style:text-properties fo:font-variant="normal" fo:text-transform="none" fo:color="#000000" fo:letter-spacing="normal" fo:font-weight="normal" officeooo:rsid="002d8778" style:font-weight-asian="normal" style:font-weight-complex="normal"/>
    </style:style>
    <style:style style:name="T17" style:family="text">
      <style:text-properties fo:font-variant="normal" fo:text-transform="none" fo:color="#000000" fo:letter-spacing="normal" fo:font-weight="normal" officeooo:rsid="003acca6"/>
    </style:style>
    <style:style style:name="T18" style:family="text">
      <style:text-properties fo:font-variant="normal" fo:text-transform="none" fo:color="#000000" fo:letter-spacing="normal" fo:font-weight="bold"/>
    </style:style>
    <style:style style:name="T19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20" style:family="text">
      <style:text-properties fo:font-variant="normal" fo:text-transform="none" fo:color="#000000" fo:letter-spacing="normal" fo:font-weight="bold" officeooo:rsid="00236e20" style:font-weight-asian="bold" style:font-weight-complex="bold"/>
    </style:style>
    <style:style style:name="T21" style:family="text">
      <style:text-properties fo:font-variant="normal" fo:text-transform="none" fo:color="#000000" fo:letter-spacing="normal" style:text-underline-style="none" fo:font-weight="normal" style:font-weight-asian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/>
    </style:style>
    <style:style style:name="T23" style:family="text">
      <style:text-properties fo:font-variant="normal" fo:text-transform="none" fo:color="#000000" style:text-line-through-style="none" style:text-line-through-type="none" fo:letter-spacing="normal" style:text-underline-style="none" fo:font-weight="normal" style:text-blinking="false" style:font-weight-asian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fo:letter-spacing="normal" style:text-underline-style="none" fo:font-weight="normal" officeooo:rsid="00236e20" style:text-blinking="false" style:font-weight-asian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fo:letter-spacing="normal" style:text-underline-style="none" fo:font-weight="normal" style:text-blinking="false" fo:background-color="#ffffff" loext:char-shading-value="0"/>
    </style:style>
    <style:style style:name="T26" style:family="text">
      <style:text-properties fo:font-variant="normal" fo:text-transform="none" fo:color="#000000" style:text-line-through-style="none" style:text-line-through-type="none" fo:letter-spacing="normal" style:text-underline-style="none" fo:font-weight="normal" style:text-blinking="false" fo:background-color="#ffffff" loext:char-shading-value="0" style:font-weight-asian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2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f1e01" style:text-blinking="false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f1e01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3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4" style:family="text">
      <style:text-properties fo:font-variant="normal" fo:text-transform="none" fo:color="#000000" style:font-name="Liberation Serif" fo:font-size="12pt" fo:letter-spacing="normal" fo:font-style="normal" fo:font-weight="normal" officeooo:rsid="003e5c27" style:font-size-asian="12pt" style:font-size-complex="12pt"/>
    </style:style>
    <style:style style:name="T35" style:family="text">
      <style:text-properties fo:font-variant="normal" fo:text-transform="none" fo:color="#000000" style:font-name="Liberation Serif" fo:font-size="12pt" fo:letter-spacing="normal" fo:font-style="normal" fo:font-weight="normal" officeooo:rsid="003e983b" style:font-size-asian="12pt" style:font-size-complex="12pt"/>
    </style:style>
    <style:style style:name="T36" style:family="text">
      <style:text-properties fo:font-variant="normal" fo:text-transform="none" fo:color="#000000" style:font-name="Liberation Serif" fo:font-size="12pt" fo:letter-spacing="normal" fo:font-style="normal" fo:font-weight="normal" officeooo:rsid="003fdc6e" style:font-size-asian="12pt" style:font-size-complex="12pt"/>
    </style:style>
    <style:style style:name="T37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font-name="Liberation Serif" fo:font-size="12pt" fo:letter-spacing="normal" fo:font-style="normal" fo:font-weight="normal" officeooo:rsid="0028cd74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000000" style:font-name="Liberation Serif" fo:font-size="12pt" fo:letter-spacing="normal" fo:font-style="normal" fo:font-weight="normal" officeooo:rsid="002d8778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000000" style:font-name="Liberation Serif" fo:font-size="12pt" fo:letter-spacing="normal" fo:font-style="normal" fo:font-weight="normal" officeooo:rsid="002f1e01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font-name="Liberation Serif" fo:font-size="12pt" fo:letter-spacing="normal" fo:font-style="normal" fo:font-weight="normal" officeooo:rsid="003fdc6e" style:font-size-asian="12pt" style:font-weight-asian="normal" style:font-size-complex="12pt" style:font-weight-complex="normal"/>
    </style:style>
    <style:style style:name="T43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000000" style:font-name="Liberation Serif" fo:font-size="12pt" fo:letter-spacing="normal" fo:font-style="normal" fo:font-weight="bold" officeooo:rsid="00293dc7" style:font-size-asian="12pt" style:font-weight-asian="bold" style:font-size-complex="12pt" style:font-weight-complex="bold"/>
    </style:style>
    <style:style style:name="T45" style:family="text">
      <style:text-properties fo:font-variant="normal" fo:text-transform="none" fo:color="#000000" style:font-name="Liberation Serif" fo:font-size="12pt" fo:letter-spacing="normal" fo:font-style="normal" fo:font-weight="bold" officeooo:rsid="00279169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size-complex="12pt"/>
    </style:style>
    <style:style style:name="T47" style:family="text">
      <style:text-properties fo:font-variant="normal" fo:text-transform="none" fo:color="#000000" style:font-name="Liberation Serif" fo:font-size="12pt" fo:letter-spacing="normal" fo:font-style="normal" style:font-size-asian="12pt" style:font-size-complex="12pt"/>
    </style:style>
    <style:style style:name="T48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f1e01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f7609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f1e01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fo:color="#000000" style:font-name="Liberation Serif" fo:font-size="12pt" fo:letter-spacing="normal" fo:font-style="normal" style:text-underline-style="none" style:font-size-asian="12pt" style:font-style-asian="normal" style:font-size-complex="12pt" style:font-style-complex="normal"/>
    </style:style>
    <style:style style:name="T53" style:family="text">
      <style:text-properties fo:font-style="normal" style:font-style-asian="normal" style:font-style-complex="normal"/>
    </style:style>
    <style:style style:name="T54" style:family="text">
      <style:text-properties fo:font-style="normal" officeooo:rsid="00222a10" style:font-style-asian="normal" style:font-style-complex="normal"/>
    </style:style>
    <style:style style:name="T55" style:family="text">
      <style:text-properties fo:font-style="normal" fo:font-weight="bold" style:font-style-asian="normal" style:font-weight-asian="bold" style:font-style-complex="normal"/>
    </style:style>
    <style:style style:name="T56" style:family="text">
      <style:text-properties fo:font-weight="bold"/>
    </style:style>
    <style:style style:name="T57" style:family="text">
      <style:text-properties fo:font-weight="bold" style:font-weight-asian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normal" style:font-weight-asian="normal" style:font-weight-complex="normal"/>
    </style:style>
    <style:style style:name="T60" style:family="text">
      <style:text-properties fo:font-weight="normal" officeooo:rsid="001d1317" style:font-weight-asian="normal" style:font-weight-complex="normal"/>
    </style:style>
    <style:style style:name="T61" style:family="text">
      <style:text-properties officeooo:rsid="001d1317"/>
    </style:style>
    <style:style style:name="T62" style:family="text">
      <style:text-properties fo:font-size="14pt" style:font-size-asian="14pt"/>
    </style:style>
    <style:style style:name="T63" style:family="text">
      <style:text-properties fo:font-style="italic" style:font-style-asian="italic"/>
    </style:style>
    <style:style style:name="T64" style:family="text">
      <style:text-properties fo:font-style="italic" fo:font-weight="bold" style:font-style-asian="italic" style:font-weight-asian="bold"/>
    </style:style>
    <style:style style:name="T65" style:family="text">
      <style:text-properties officeooo:rsid="001f472e"/>
    </style:style>
    <style:style style:name="T66" style:family="text">
      <style:text-properties style:font-name="Liberation Serif" fo:font-size="12pt" officeooo:rsid="003fdc6e" style:font-size-asian="12pt" style:font-size-complex="12pt"/>
    </style:style>
    <style:style style:name="T67" style:family="text">
      <style:text-properties style:font-name="Liberation Serif" fo:font-size="12pt" fo:font-weight="normal" officeooo:rsid="003fdc6e" style:font-size-asian="12pt" style:font-size-complex="12pt"/>
    </style:style>
    <style:style style:name="T68" style:family="text">
      <style:text-properties style:font-name="Liberation Serif" officeooo:rsid="003fdc6e"/>
    </style:style>
    <style:style style:name="T69" style:family="text">
      <style:text-properties officeooo:rsid="003c1618"/>
    </style:style>
    <style:style style:name="T70" style:family="text">
      <style:text-properties officeooo:rsid="003dd388"/>
    </style:style>
    <style:style style:name="T71" style:family="text">
      <style:text-properties officeooo:rsid="003fdc6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равнительный анализ форм правления (на примере любых стран мира)</text:p>
      <text:p text:style-name="P1"/>
      <text:p text:style-name="P2">Актуальность:</text:p>
      <text:p text:style-name="P13">На данный момент в окружающем нас мире <text:span text:style-name="T65">существуют</text:span> две формы правления: монархия и республика. У каждой из них есть свои сторонники и свои противники. Каждая из форм имеет свои преимущества и свои недостатки. Какая же из них является более оптимальной?</text:p>
      <text:p text:style-name="P12"><text:span text:style-name="T58">Введение:</text:span></text:p>
      <text:p text:style-name="P5">Для начала введем следующие определения:</text:p>
      <text:p text:style-name="P6"><text:span text:style-name="T1"/></text:p>
      <text:p text:style-name="P57"><text:span text:style-name="T57">Форма </text:span><text:span text:style-name="T59">правления — </text:span><text:span text:style-name="T60">э</text:span><text:span text:style-name="T59">то</text:span> способ организаций высшей государственной власти и система е<text:span text:style-name="T61">е</text:span> взаимоотношений с населением. В соответствии с этим определением в современных государствах различают следующие формы правления.</text:p>
      <text:p text:style-name="P8"><text:span text:style-name="T4">Сравнительный анализ </text:span><text:span text:style-name="T2">– </text:span><text:span text:style-name="T5">метод анализа объектов, при котором производится сравнение нового состояния объекта со старым состоянием или сравнение состояния одного объекта с другим, с которым сравнение может быть уместным.</text:span></text:p>
      <text:p text:style-name="P9"><text:span text:style-name="T5">Данные определения крайне важны для понимания дальнейшей работы.</text:span></text:p>
      <text:p text:style-name="P9"><text:span text:style-name="T5"/></text:p>
      <text:p text:style-name="P7"><text:span text:style-name="T5">На разных территориях в различные исторические периоды складывались и монархии, и республики. Образование в стране определенной формы правления зависело от многих факторов, среди которых: наличие или отсутствие угрозы со стороны соседей, возможность захвата территории; влияние (заимствование) чужих образцов при формировании своей государственности; этнический состав населения, его однородность или разнородность; господствующий способ производства; географические условия и природная среда.</text:span></text:p>
      <text:p text:style-name="P58"><text:span text:style-name="T5">Со временем монархия разделилась на абсолютную и конституционную, а республика — на парламентскую и президентскую. Рассмотрим каждую форму правления подробнее в основной части. </text:span></text:p>
      <text:p text:style-name="P67"><text:span text:style-name="T3">Основная часть:</text:span></text:p>
      <text:p text:style-name="P60"><text:span text:style-name="T8">1. </text:span><text:span text:style-name="T3">Монархия</text:span></text:p>
      <text:p text:style-name="P70"><text:span text:style-name="T57">Монархия</text:span><text:span text:style-name="T63"> – </text:span><text:span text:style-name="T54">форма правления, при которой </text:span><text:span text:style-name="T53">формальным источником власти выступает монарх. Власть переда</text:span><text:span text:style-name="T54">е</text:span><text:span text:style-name="T53">тся по наследству и не является производной <text:s/>от какого-либо органа или населения.</text:span></text:p>
      <text:p text:style-name="P59"><text:span text:style-name="T5">Монархии бывают абсолютные и конституционные (то есть с ограниченной, а то и просто номинальной властью монарха). Ныне абсолютных монархий среди цивилизованных стран уже <text:s/>практически не осталось (Саудовская Аравия). А конституционных монархий, в том числе и на территории Европы, немало. </text:span><text:span text:style-name="T6">К их числу относятся</text:span><text:span text:style-name="T5">, например, Испания, Нидерланды, Норвегия, Швеция, Великобритания, Дания. Сам монарх здесь выполняет в основном представительные функции. Монархия сегодня – это не только дань многовековым традициям, но и не редко достаточно эффективный способ сплочения нации. </text:span><text:span text:style-name="T7">Также, существует экзотическая форма правления: теократическая монархия, представленная, на сегодняшний день, только Ватиканом.</text:span></text:p>
      <text:p text:style-name="P61"><text:span text:style-name="T3">Признаки монархии:</text:span></text:p>
      <text:list xml:id="list1919093133263235125" text:style-name="L2">
        <text:list-item>
          <text:p text:style-name="P16"><text:span text:style-name="T12">существование единоличного главы государства, пользующегося своей властью пожизненно (</text:span><text:a xlink:type="simple" xlink:href="https://ru.wikipedia.org/wiki/Царь" text:style-name="Internet_20_link" text:visited-style-name="Visited_20_Internet_20_Link"><text:span text:style-name="T22">царь</text:span></text:a><text:span text:style-name="T12">, </text:span><text:a xlink:type="simple" xlink:href="https://ru.wikipedia.org/wiki/Король" text:style-name="Internet_20_link" text:visited-style-name="Visited_20_Internet_20_Link"><text:span text:style-name="T22">король</text:span></text:a><text:span text:style-name="T12">, </text:span><text:a xlink:type="simple" xlink:href="https://ru.wikipedia.org/wiki/Император" text:style-name="Internet_20_link" text:visited-style-name="Visited_20_Internet_20_Link"><text:span text:style-name="T22">император</text:span></text:a><text:span text:style-name="T12">, </text:span><text:a xlink:type="simple" xlink:href="https://ru.wikipedia.org/wiki/Шах_(титул)" text:style-name="Internet_20_link" text:visited-style-name="Visited_20_Internet_20_Link"><text:span text:style-name="T22">шах</text:span></text:a><text:span text:style-name="T12">);</text:span></text:p>
        </text:list-item>
        <text:list-item>
          <text:p text:style-name="P23">как правило, наследственный (согласно обычаю или закону) порядок преемственности верховной власти;</text:p>
        </text:list-item>
        <text:list-item>
          <text:p text:style-name="P26"><text:a xlink:type="simple" xlink:href="https://ru.wikipedia.org/wiki/Монарх" text:style-name="Internet_20_link" text:visited-style-name="Visited_20_Internet_20_Link"><text:span text:style-name="T27">монарх</text:span></text:a><text:span text:style-name="T33"> олицетворяет единство </text:span><text:a xlink:type="simple" xlink:href="https://ru.wikipedia.org/wiki/Нация" text:style-name="Internet_20_link" text:visited-style-name="Visited_20_Internet_20_Link"><text:span text:style-name="T27">нации</text:span></text:a><text:span text:style-name="T33">, историческую преемственность традиции, представляет </text:span><text:a xlink:type="simple" xlink:href="https://ru.wikipedia.org/wiki/Государство" text:style-name="Internet_20_link" text:visited-style-name="Visited_20_Internet_20_Link"><text:span text:style-name="T27">государство</text:span></text:a><text:span text:style-name="T33"> на международной арене;</text:span></text:p>
        </text:list-item>
        <text:list-item>
          <text:p text:style-name="P26"><text:span text:style-name="T33">юридический иммунитет и независимость </text:span><text:a xlink:type="simple" xlink:href="https://ru.wikipedia.org/wiki/Монарх" text:style-name="Internet_20_link" text:visited-style-name="Visited_20_Internet_20_Link"><text:span text:style-name="T27">монарха</text:span></text:a><text:span text:style-name="T33">.</text:span></text:p>
        </text:list-item>
      </text:list>
      <text:p text:style-name="P24"><text:span text:style-name="T33"/></text:p>
      <text:p text:style-name="P65"><text:span text:style-name="T2">Теория монархии</text:span></text:p>
      <text:p text:style-name="P15"><text:span text:style-name="T21">Монархия с точки зрения монархистов — это принцип </text:span><text:a xlink:type="simple" xlink:href="https://ru.wikipedia.org/wiki/Верховная_власть" text:style-name="Internet_20_link" text:visited-style-name="Visited_20_Internet_20_Link"><text:span text:style-name="T26">Верховной Власти</text:span></text:a><text:span text:style-name="T21">, основывающийся на исполнении монархом Воли Бога, и от этого обретающего свою власть. Монарх, в соответствии с такой концепцией, получает власть от </text:span><text:a xlink:type="simple" xlink:href="https://ru.wikipedia.org/wiki/Бог" text:style-name="Internet_20_link" text:visited-style-name="Visited_20_Internet_20_Link"><text:span text:style-name="T26">Бога</text:span></text:a><text:span text:style-name="T21">. По этому признаку монархисты отличают монархию от республики (где верховная государственная власть дается человеку в результате </text:span><text:a xlink:type="simple" xlink:href="https://ru.wikipedia.org/wiki/Консенсус" text:style-name="Internet_20_link" text:visited-style-name="Visited_20_Internet_20_Link"><text:span text:style-name="T26">консенсуса</text:span></text:a><text:span text:style-name="T21"> — всеобщих выборов). Монарх для монархиста — в первую очередь нравственный </text:span><text:a xlink:type="simple" xlink:href="https://ru.wikipedia.org/wiki/Авторитет" text:style-name="Internet_20_link" text:visited-style-name="Visited_20_Internet_20_Link"><text:span text:style-name="T26">авторитет</text:span></text:a><text:span text:style-name="T21">, а не юридический. Соответственно, монархия считается «богоугодной» формой государственного правления, в то время как республика нередко — «выдумкой дьявола».</text:span></text:p>
      <text:p text:style-name="P29"><text:span text:style-name="T44">1</text:span><text:span text:style-name="T45">.1 Абсолютная монархия</text:span></text:p>
      <text:p text:style-name="P11"><text:span text:style-name="T37">Абсолютная монархия — разновидность </text:span><text:a xlink:type="simple" xlink:href="https://ru.wikipedia.org/wiki/Монархия" text:style-name="Internet_20_link" text:visited-style-name="Visited_20_Internet_20_Link"><text:span text:style-name="T30">монархической формы правления</text:span></text:a><text:span text:style-name="T37">, близкой к </text:span><text:a xlink:type="simple" xlink:href="https://ru.wikipedia.org/wiki/Диктатура" text:style-name="Internet_20_link" text:visited-style-name="Visited_20_Internet_20_Link"><text:span text:style-name="T30">диктатуре</text:span></text:a><text:span text:style-name="T37">, при которой вся полнота государственной (законодательной, исполнительной, судебной, военной), а иногда и духовной (религиозной) </text:span><text:a xlink:type="simple" xlink:href="https://ru.wikipedia.org/wiki/Власть" text:style-name="Internet_20_link" text:visited-style-name="Visited_20_Internet_20_Link"><text:span text:style-name="T30">власти</text:span></text:a><text:span text:style-name="T37"> находится в руках </text:span><text:a xlink:type="simple" xlink:href="https://ru.wikipedia.org/wiki/Монарх" text:style-name="Internet_20_link" text:visited-style-name="Visited_20_Internet_20_Link"><text:span text:style-name="T30">монарха</text:span></text:a><text:span text:style-name="T37">. Политический режим абсолютной монархии связан с установлением контроля над всеми сферами жизни общества.</text:span></text:p>
      <text:p text:style-name="P33"><text:span text:style-name="T37">При абсолютной монархии государство достигает наивысшей степени централизации. С формально-юридической точки зрения в абсолютной монархии в руках главы государства — монарха — сосредотачивается вся полнота законодательной и исполнительной власти, он самостоятельно устанавливает налоги и распоряжается государственными финансами. Создаются: разветвл</text:span><text:span text:style-name="T38">е</text:span><text:span text:style-name="T37">нный бюрократический аппарат с ж</text:span><text:span text:style-name="T38">е</text:span><text:span text:style-name="T37">стко регламентированными функциями, постоянная армия и полиция. Достигается централизация и унификация местного управления. Государство активно вмешивается в экономику, используя принципы </text:span><text:a xlink:type="simple" xlink:href="https://ru.wikipedia.org/wiki/Меркантилизм" text:style-name="Internet_20_link" text:visited-style-name="Visited_20_Internet_20_Link"><text:span text:style-name="T28">меркантилизма</text:span></text:a><text:span text:style-name="T37"> для защиты национальных производителей. Для многих абсолютных монархий характерно наличие идеологической доктрины, в которой государству присваивается особая роль в жизни общества, а авторитет государственной власти непререкаем. Расцвет абсолютной монархии в странах Западной Европы приходится на XVII—XVIII вв. В России абсолютная монархия существовала до начала XX века.</text:span></text:p>
      <text:p text:style-name="P37"><text:span text:style-name="T37">Социальная опора различных абсолютных монархий неодинакова. Абсолютные монархии в Европе </text:span><text:a xlink:type="simple" xlink:href="https://ru.wikipedia.org/wiki/Новое_время" text:style-name="Internet_20_link" text:visited-style-name="Visited_20_Internet_20_Link"><text:span text:style-name="T28">Нового времени</text:span></text:a><text:span text:style-name="T37"> были дворянскими государствами, в которых сохранялось «общество привилегий». В советской историографии возникновение абсолютизма было принято связывать с </text:span><text:a xlink:type="simple" xlink:href="https://ru.wikipedia.org/wiki/Классовая_борьба" text:style-name="Internet_20_link" text:visited-style-name="Visited_20_Internet_20_Link"><text:span text:style-name="T28">классовой борьбой</text:span></text:a><text:span text:style-name="T37"> — дворянства и буржуазии <text:s/>или крестьянства и дворянства. В настоящее время распространена точка зрения, согласно которой укреплению абсолютизма способствовал ряд экономических, социальных и культурных процессов. Так, усиление государственной власти связывают с частыми войнами (возникала потребность в усиленном налогообложении), развитием торговли (появилась необходимость в протекционистской политике), ростом городов и социальными изменениями в них (распад социального единства городской общины, сближение знати с монархией).</text:span></text:p>
      <text:p text:style-name="P10"><text:span text:style-name="T37">Замечательно сформулировал смысл абсолютной монархии </text:span><text:a xlink:type="simple" xlink:href="https://ru.wikipedia.org/wiki/Людовик_XIV" text:style-name="Internet_20_link" text:visited-style-name="Visited_20_Internet_20_Link"><text:span text:style-name="T30">Людовик XIV</text:span></text:a><text:span text:style-name="T37"> в своей афористической фразе «</text:span><text:a xlink:type="simple" xlink:href="https://ru.wikipedia.org/wiki/L’état_c’est_moi" text:style-name="Internet_20_link" text:visited-style-name="Visited_20_Internet_20_Link"><text:span text:style-name="T30">Государство — это я</text:span></text:a><text:span text:style-name="T37">».</text:span></text:p>
      <text:p text:style-name="P35"><text:span text:style-name="T43">1.2 Конституционная монархия</text:span></text:p>
      <text:p text:style-name="P34"><text:span text:style-name="T46">Конституционная монархия</text:span><text:span text:style-name="T33"> — </text:span><text:a xlink:type="simple" xlink:href="https://ru.wikipedia.org/wiki/Монархия" text:style-name="Internet_20_link" text:visited-style-name="Visited_20_Internet_20_Link"><text:span text:style-name="T32">монархия</text:span></text:a><text:span text:style-name="T33">, при которой власть монарха ограничена так, что в сфере </text:span><text:a xlink:type="simple" xlink:href="https://ru.wikipedia.org/wiki/Политическая_власть" text:style-name="Internet_20_link" text:visited-style-name="Visited_20_Internet_20_Link"><text:span text:style-name="T32">государственной власти</text:span></text:a><text:span text:style-name="T33"> он не обладает верховными полномочиями. </text:span><text:a xlink:type="simple" xlink:href="https://ru.wikipedia.org/wiki/Право" text:style-name="Internet_20_link" text:visited-style-name="Visited_20_Internet_20_Link"><text:span text:style-name="T32">Правовые</text:span></text:a><text:span text:style-name="T33"> ограничения на власть монарха могут быть закреплены в высших </text:span><text:a xlink:type="simple" xlink:href="https://ru.wikipedia.org/wiki/Закон_(право)" text:style-name="Internet_20_link" text:visited-style-name="Visited_20_Internet_20_Link"><text:span text:style-name="T32">законах</text:span></text:a><text:span text:style-name="T33"> государства либо в </text:span><text:a xlink:type="simple" xlink:href="https://ru.wikipedia.org/wiki/Судебный_прецедент" text:style-name="Internet_20_link" text:visited-style-name="Visited_20_Internet_20_Link"><text:span text:style-name="T32">прецедентных</text:span></text:a><text:span text:style-name="T33"> решениях, вынесенных его </text:span><text:a xlink:type="simple" xlink:href="https://ru.wikipedia.org/wiki/Верховный_суд" text:style-name="Internet_20_link" text:visited-style-name="Visited_20_Internet_20_Link"><text:span text:style-name="T32">верховными судебными</text:span></text:a><text:span text:style-name="T33"> станциями. Существенным признаком конституционной монархии является то, что </text:span><text:a xlink:type="simple" xlink:href="https://ru.wikipedia.org/wiki/Правовой_статус" text:style-name="Internet_20_link" text:visited-style-name="Visited_20_Internet_20_Link"><text:span text:style-name="T32">статус</text:span></text:a><text:span text:style-name="T33"> монарха ограничен не только формально-юридически.</text:span></text:p>
      <text:p text:style-name="P34"><text:span text:style-name="T33">Конституционные монархии делятся на два вида: </text:span><text:a xlink:type="simple" xlink:href="https://ru.wikipedia.org/wiki/Дуалистическая_монархия" text:style-name="Internet_20_link" text:visited-style-name="Visited_20_Internet_20_Link"><text:span text:style-name="T32">дуалистические</text:span></text:a><text:span text:style-name="T33"> и </text:span><text:a xlink:type="simple" xlink:href="https://ru.wikipedia.org/wiki/Парламентарная_монархия" text:style-name="Internet_20_link" text:visited-style-name="Visited_20_Internet_20_Link"><text:span text:style-name="T32">парламентарные</text:span></text:a><text:span text:style-name="T33">. И в тех, и в других, монарх делит власть с </text:span><text:a xlink:type="simple" xlink:href="https://ru.wikipedia.org/wiki/Парламент" text:style-name="Internet_20_link" text:visited-style-name="Visited_20_Internet_20_Link"><text:span text:style-name="T32">парламентом</text:span></text:a><text:span text:style-name="T33">, но в то время как в первых за ним остается вся </text:span><text:a xlink:type="simple" xlink:href="https://ru.wikipedia.org/wiki/Исполнительная_власть" text:style-name="Internet_20_link" text:visited-style-name="Visited_20_Internet_20_Link"><text:span text:style-name="T32">исполнительная власть</text:span></text:a><text:span text:style-name="T33">, во вторых она осуществляется </text:span><text:a xlink:type="simple" xlink:href="https://ru.wikipedia.org/wiki/Правительство" text:style-name="Internet_20_link" text:visited-style-name="Visited_20_Internet_20_Link"><text:span text:style-name="T32">правительством</text:span></text:a><text:span text:style-name="T33">, ответственным перед парламентом.</text:span></text:p>
      <text:p text:style-name="P68"><text:span text:style-name="T3">2. Республика</text:span></text:p>
      <text:p text:style-name="P14"><text:span text:style-name="T57">Республика</text:span><text:span text:style-name="T64"> </text:span><text:span text:style-name="T57">– </text:span><text:span text:style-name="T53">другая</text:span><text:span text:style-name="T55">, </text:span><text:span text:style-name="T53">более популярная сегодня,</text:span><text:span text:style-name="T55"> </text:span><text:span text:style-name="T53">чем монархия, форма государственного правления. В республике формальным источником власти является воля народного большинства. Глава государства сменяем. Его власть производна от населения или от представительного органа власти.</text:span></text:p>
      <text:p text:style-name="P62"><text:span text:style-name="T9">Различают республики парламентские и президентские. Главное отличие их состоит в том, кто <text:s/>в конечном счете руководит страной – президент (одно лицо, избранное на данный пост населением страны) или парламент (коллективный орган, также выбираемый населением).</text:span></text:p>
      <text:p text:style-name="P63"><text:span text:style-name="T10">Признаки республики:</text:span></text:p>
      <text:list xml:id="list3711156481696381314" text:style-name="L4">
        <text:list-item>
          <text:p text:style-name="P19"><text:span text:style-name="T37">Существование единоличного главы государства — </text:span><text:a xlink:type="simple" xlink:href="https://ru.wikipedia.org/wiki/Президент" text:style-name="Internet_20_link" text:visited-style-name="Visited_20_Internet_20_Link"><text:span text:style-name="T28">президента</text:span></text:a><text:span text:style-name="T37">, парламента и кабинета министров. Парламент представляет законодательную власть. Задача президента — возглавлять исполнительную власть, но это характерно не для всех типов республик.</text:span></text:p>
        </text:list-item>
        <text:list-item>
          <text:p text:style-name="P31"><text:span text:style-name="T37">Выборность на определ</text:span><text:span text:style-name="T39">е</text:span><text:span text:style-name="T37">нный срок </text:span><text:a xlink:type="simple" xlink:href="https://ru.wikipedia.org/wiki/Глава_государства" text:style-name="Internet_20_link" text:visited-style-name="Visited_20_Internet_20_Link"><text:span text:style-name="T28">главы государства</text:span></text:a><text:span text:style-name="T37">, </text:span><text:a xlink:type="simple" xlink:href="https://ru.wikipedia.org/wiki/Парламент" text:style-name="Internet_20_link" text:visited-style-name="Visited_20_Internet_20_Link"><text:span text:style-name="T28">парламента</text:span></text:a><text:span text:style-name="T37"> и ряда других верховных органов государственной власти. Все выборные органы и должности должны избираться на определ</text:span><text:span text:style-name="T39">е</text:span><text:span text:style-name="T37">нный срок.</text:span></text:p>
        </text:list-item>
        <text:list-item>
          <text:p text:style-name="P25"><text:span text:style-name="T37">Юридическая ответственность главы государства. Например, согласно </text:span><text:a xlink:type="simple" xlink:href="https://ru.wikipedia.org/wiki/Конституция_Российской_Федерации" text:style-name="Internet_20_link" text:visited-style-name="Visited_20_Internet_20_Link"><text:span text:style-name="T28">Конституции Российской Федерации</text:span></text:a><text:span text:style-name="T37">, у парламента есть право отрешения от должности президента за тяжкие </text:span><text:a xlink:type="simple" xlink:href="https://ru.wikipedia.org/wiki/Преступление" text:style-name="Internet_20_link" text:visited-style-name="Visited_20_Internet_20_Link"><text:span text:style-name="T28">преступления</text:span></text:a><text:span text:style-name="T37"> против государства.</text:span></text:p>
        </text:list-item>
        <text:list-item>
          <text:p text:style-name="P25"><text:span text:style-name="T37">В случаях, предусмотренных </text:span><text:a xlink:type="simple" xlink:href="https://ru.wikipedia.org/wiki/Конституция" text:style-name="Internet_20_link" text:visited-style-name="Visited_20_Internet_20_Link"><text:span text:style-name="T28">конституцией</text:span></text:a><text:span text:style-name="T37">, правом выступления от имени государства обладает президент.</text:span></text:p>
        </text:list-item>
        <text:list-item>
          <text:p text:style-name="P27"><text:span text:style-name="T15">Высшая государственная власть основана на </text:span><text:a xlink:type="simple" xlink:href="https://ru.wikipedia.org/wiki/Принцип_разделения_властей" text:style-name="Internet_20_link" text:visited-style-name="Visited_20_Internet_20_Link"><text:span text:style-name="T24">принципе разделения властей</text:span></text:a><text:span text:style-name="T15">, ч</text:span><text:span text:style-name="T16">е</text:span><text:span text:style-name="T15">тком разграничении полномочий.</text:span></text:p>
          <text:p text:style-name="P30"><text:span text:style-name="T20">2.</text:span><text:span text:style-name="T19">1. Парламентская республика</text:span></text:p>
        </text:list-item>
      </text:list>
      <text:p text:style-name="P36"><text:span text:style-name="T21">Парламентская республика — разновидность </text:span><text:a xlink:type="simple" xlink:href="https://ru.wikipedia.org/wiki/Республика" text:style-name="Internet_20_link" text:visited-style-name="Visited_20_Internet_20_Link"><text:span text:style-name="T23">республики</text:span></text:a><text:span text:style-name="T21"> с перевесом полномочий в пользу </text:span><text:a xlink:type="simple" xlink:href="https://ru.wikipedia.org/wiki/Парламент" text:style-name="Internet_20_link" text:visited-style-name="Visited_20_Internet_20_Link"><text:span text:style-name="T23">парламента</text:span></text:a><text:span text:style-name="T21">. В парламентской республике </text:span><text:a xlink:type="simple" xlink:href="https://ru.wikipedia.org/wiki/Правительство" text:style-name="Internet_20_link" text:visited-style-name="Visited_20_Internet_20_Link"><text:span text:style-name="T23">правительство</text:span></text:a><text:span text:style-name="T21"> отвечает только перед парламентом, а не перед </text:span><text:a xlink:type="simple" xlink:href="https://ru.wikipedia.org/wiki/Президент" text:style-name="Internet_20_link" text:visited-style-name="Visited_20_Internet_20_Link"><text:span text:style-name="T23">президентом</text:span></text:a><text:span text:style-name="T21">.</text:span></text:p>
      <text:p text:style-name="P37"><text:span text:style-name="T48">При такой форме правления правительство формируется из депутатов </text:span><text:a xlink:type="simple" xlink:href="https://ru.wikipedia.org/wiki/Политическая_партия" text:style-name="Internet_20_link" text:visited-style-name="Visited_20_Internet_20_Link"><text:span text:style-name="T28">партий</text:span></text:a><text:span text:style-name="T48">, обладающих большинством голосов в парламенте. Оно оста</text:span><text:span text:style-name="T50">е</text:span><text:span text:style-name="T48">тся у власти до тех пор, пока располагает поддержкой парламентского большинства. В случае утраты доверия большинства парламента правительство либо уходит в отставку, либо добивается через </text:span><text:a xlink:type="simple" xlink:href="https://ru.wikipedia.org/wiki/Глава_государства" text:style-name="Internet_20_link" text:visited-style-name="Visited_20_Internet_20_Link"><text:span text:style-name="T28">главу государства</text:span></text:a><text:span text:style-name="T48"> </text:span><text:a xlink:type="simple" xlink:href="https://ru.wikipedia.org/wiki/Роспуск_парламента" text:style-name="Internet_20_link" text:visited-style-name="Visited_20_Internet_20_Link"><text:span text:style-name="T28">роспуска парламента</text:span></text:a><text:span text:style-name="T48"> и назначения новых выборов. Такая форма правления существует в странах, отличающихся развитой, в значительной мере саморегулируемой </text:span><text:a xlink:type="simple" xlink:href="https://ru.wikipedia.org/wiki/Экономика" text:style-name="Internet_20_link" text:visited-style-name="Visited_20_Internet_20_Link"><text:span text:style-name="T28">экономикой</text:span></text:a><text:span text:style-name="T48"> (</text:span><text:a xlink:type="simple" xlink:href="https://ru.wikipedia.org/wiki/Италия" text:style-name="Internet_20_link" text:visited-style-name="Visited_20_Internet_20_Link"><text:span text:style-name="T28">Италия</text:span></text:a><text:span text:style-name="T48">, </text:span><text:a xlink:type="simple" xlink:href="https://ru.wikipedia.org/wiki/Германия" text:style-name="Internet_20_link" text:visited-style-name="Visited_20_Internet_20_Link"><text:span text:style-name="T28">Германия</text:span></text:a><text:span text:style-name="T48">, </text:span><text:a xlink:type="simple" xlink:href="https://ru.wikipedia.org/wiki/Греция" text:style-name="Internet_20_link" text:visited-style-name="Visited_20_Internet_20_Link"><text:span text:style-name="T28">Греция</text:span></text:a><text:span text:style-name="T48">, </text:span><text:a xlink:type="simple" xlink:href="https://ru.wikipedia.org/wiki/Израиль" text:style-name="Internet_20_link" text:visited-style-name="Visited_20_Internet_20_Link"><text:span text:style-name="T28">Израиль</text:span></text:a><text:span text:style-name="T48"> и др.). Выборы при такой системе демократии обычно проводятся по партийным спискам, то есть избиратели голосуют не за кандидата, а за </text:span><text:a xlink:type="simple" xlink:href="https://ru.wikipedia.org/wiki/Политическая_партия" text:style-name="Internet_20_link" text:visited-style-name="Visited_20_Internet_20_Link"><text:span text:style-name="T28">партию</text:span></text:a><text:span text:style-name="T48">.</text:span></text:p>
      <text:p text:style-name="P37"><text:span text:style-name="T49">В полномочия парламента, помимо законодательства, входит контроль за правительством. Кроме того, парламент обладает финансовой властью, поскольку он разрабатывает и принимает </text:span><text:a xlink:type="simple" xlink:href="https://ru.wikipedia.org/wiki/Государственный_бюджет" text:style-name="Internet_20_link" text:visited-style-name="Visited_20_Internet_20_Link"><text:span text:style-name="T31">бюджет государства</text:span></text:a><text:span text:style-name="T49">, определяет пути социально-экономического развития, курс внутренней и внешней политики.</text:span></text:p>
      <text:p text:style-name="P37"><text:a xlink:type="simple" xlink:href="https://ru.wikipedia.org/wiki/Глава_государства" text:style-name="Internet_20_link" text:visited-style-name="Visited_20_Internet_20_Link"><text:span text:style-name="T51">Глава государства</text:span></text:a><text:span text:style-name="T49"> в таких республиках, как правило, избирается парламентом или специально образуемой более широкой коллегией, включающей наряду с членами парламента представителей субъектов </text:span><text:a xlink:type="simple" xlink:href="https://ru.wikipedia.org/wiki/Федерация" text:style-name="Internet_20_link" text:visited-style-name="Visited_20_Internet_20_Link"><text:span text:style-name="T31">федерации</text:span></text:a><text:span text:style-name="T49"> или представительных региональных органов </text:span><text:a xlink:type="simple" xlink:href="https://ru.wikipedia.org/wiki/Самоуправление" text:style-name="Internet_20_link" text:visited-style-name="Visited_20_Internet_20_Link"><text:span text:style-name="T31">самоуправления</text:span></text:a><text:span text:style-name="T49">. Это и является главным видом контроля парламента за исполнительной властью.</text:span></text:p>
      <text:p text:style-name="P37"><text:span text:style-name="T49">При этой </text:span><text:a xlink:type="simple" xlink:href="https://ru.wikipedia.org/wiki/Форма_государственного_правления" text:style-name="Internet_20_link" text:visited-style-name="Visited_20_Internet_20_Link"><text:span text:style-name="T29">форме государственного правления</text:span></text:a><text:span text:style-name="T49"> говорят о «слабом» президенте. Общие направления деятельности, которыми, порой, </text:span><text:a xlink:type="simple" xlink:href="https://ru.wikipedia.org/wiki/Конституция" text:style-name="Internet_20_link" text:visited-style-name="Visited_20_Internet_20_Link"><text:span text:style-name="T29">конституция</text:span></text:a><text:span text:style-name="T49"> наделяет президента парламентской республики, осуществляются, как правило, правительством, которое в лице своего главы или министра контрассигнует акты президента.</text:span></text:p>
      <text:p text:style-name="P37"><text:span text:style-name="T48">Президент, являясь главой государства, не является здесь главой </text:span><text:a xlink:type="simple" xlink:href="https://ru.wikipedia.org/wiki/Исполнительная_власть" text:style-name="Internet_20_link" text:visited-style-name="Visited_20_Internet_20_Link"><text:span text:style-name="T28">исполнительной власти</text:span></text:a><text:span text:style-name="T48">, то есть правительства. </text:span><text:a xlink:type="simple" xlink:href="https://ru.wikipedia.org/wiki/Премьер-министр" text:style-name="Internet_20_link" text:visited-style-name="Visited_20_Internet_20_Link"><text:span text:style-name="T28">Премьер-министр</text:span></text:a><text:span text:style-name="T48"> формально назначается президентом, но это может быть только глава фракции, имеющей парламентское большинство, и необязательно глава победившей партии. Как уже замечено выше, важной особенностью парламентской республики является то, что правительство правомочно управлять </text:span><text:a xlink:type="simple" xlink:href="https://ru.wikipedia.org/wiki/Государство" text:style-name="Internet_20_link" text:visited-style-name="Visited_20_Internet_20_Link"><text:span text:style-name="T28">государством</text:span></text:a><text:span text:style-name="T48"> лишь тогда, когда оно пользуется доверием парламента.</text:span></text:p>
      <text:p text:style-name="P43"><text:span text:style-name="T52">Признаки парламентской республики:</text:span></text:p>
      <text:list xml:id="list4915555567700274114" text:style-name="L9">
        <text:list-item>
          <text:p text:style-name="P44"><text:span text:style-name="T48">Главная действующая фигура — премьер министр;</text:span></text:p>
        </text:list-item>
        <text:list-item>
          <text:p text:style-name="P44"><text:span text:style-name="T48">Премьер министр — глава победившей партии;</text:span></text:p>
        </text:list-item>
        <text:list-item>
          <text:p text:style-name="P44"><text:span text:style-name="T48">Президент выбирается на заседании парламента;</text:span></text:p>
        </text:list-item>
        <text:list-item>
          <text:p text:style-name="P44"><text:span text:style-name="T48">Правительство подотчетно парламенту.</text:span></text:p>
        </text:list-item>
      </text:list>
      <text:p text:style-name="P32"><text:span text:style-name="T40"/></text:p>
      <text:p text:style-name="P28"><text:span text:style-name="T15"/></text:p>
      <text:p text:style-name="P64"><text:span text:style-name="T9"/></text:p>
      <text:p text:style-name="P69"><text:span text:style-name="T2">2.2. Президентская республика</text:span></text:p>
      <text:p text:style-name="P64"><text:span text:style-name="T18">Президентская республика</text:span><text:span text:style-name="T14"> характеризуется значительной ролью </text:span><text:a xlink:type="simple" xlink:href="https://ru.wikipedia.org/wiki/Президент" text:style-name="Internet_20_link" text:visited-style-name="Visited_20_Internet_20_Link"><text:span text:style-name="T25">президента</text:span></text:a><text:span text:style-name="T14"> в системе государственных органов, соединением в его руках полномочий </text:span><text:a xlink:type="simple" xlink:href="https://ru.wikipedia.org/wiki/Глава_государства" text:style-name="Internet_20_link" text:visited-style-name="Visited_20_Internet_20_Link"><text:span text:style-name="T25">главы государства</text:span></text:a><text:span text:style-name="T14"> и главы правительства. Е</text:span><text:span text:style-name="T17">е</text:span><text:span text:style-name="T14"> также называют дуалистической республикой, подчеркивая тем самым факт </text:span><text:span text:style-name="T17">четкого</text:span><text:span text:style-name="T14"> разделения двух властей: сосредоточения сильной исполнительной власти в руках президента, а законодательной — в руках парламента.</text:span></text:p>
      <text:p text:style-name="P66"><text:span text:style-name="T11">Признаки президентской республики:</text:span></text:p>
      <text:list xml:id="list3248723186400097381" text:style-name="L8">
        <text:list-item>
          <text:p text:style-name="P21"><text:span text:style-name="T33">Президент — глава государства и исполняет исполнительную власть;</text:span></text:p>
        </text:list-item>
        <text:list-item>
          <text:p text:style-name="P21"><text:span text:style-name="T33">Президент предоставляет кандидатуру премьера;</text:span></text:p>
        </text:list-item>
        <text:list-item>
          <text:p text:style-name="P21"><text:span text:style-name="T33">Правительство не подотчетно парламенту;</text:span></text:p>
        </text:list-item>
        <text:list-item>
          <text:p text:style-name="P21"><text:span text:style-name="T33">Президента избирает народ.</text:span></text:p>
        </text:list-item>
      </text:list>
      <text:p text:style-name="P22"><text:span text:style-name="T33"/></text:p>
      <text:p text:style-name="P22"><text:span text:style-name="T33"/></text:p>
      <text:p text:style-name="P45"><text:span text:style-name="T33"/></text:p>
      <text:p text:style-name="P51">3. Сравнительный анализ форм правления</text:p>
      <text:p text:style-name="P18">Сравнительный анализ рассмотренных в предыдущих пунктах приведен ниже <text:span text:style-name="T70">в таблице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7"><text:span text:style-name="T13">Форма правления</text:span></text:p>
          </table:table-cell>
          <table:table-cell table:style-name="Table1.A1" office:value-type="string">
            <text:p text:style-name="P52">Монархия</text:p>
          </table:table-cell>
          <table:table-cell table:style-name="Table1.A1" office:value-type="string">
            <text:p text:style-name="P52">Монархия</text:p>
          </table:table-cell>
          <table:table-cell table:style-name="Table1.A1" office:value-type="string">
            <text:p text:style-name="P52">Республика</text:p>
          </table:table-cell>
          <table:table-cell table:style-name="Table1.E1" office:value-type="string">
            <text:p text:style-name="P52">Республика</text:p>
          </table:table-cell>
        </table:table-row>
        <table:table-row table:style-name="Table1.2">
          <table:table-cell table:style-name="Table1.A2" office:value-type="string">
            <text:p text:style-name="P53">Параметр</text:p>
          </table:table-cell>
          <table:table-cell table:style-name="Table1.A2" office:value-type="string">
            <text:p text:style-name="P52">Абсолютная</text:p>
          </table:table-cell>
          <table:table-cell table:style-name="Table1.A2" office:value-type="string">
            <text:p text:style-name="P52">Конституционная</text:p>
          </table:table-cell>
          <table:table-cell table:style-name="Table1.A2" office:value-type="string">
            <text:p text:style-name="P52">Парламентская</text:p>
          </table:table-cell>
          <table:table-cell table:style-name="Table1.E2" office:value-type="string">
            <text:p text:style-name="P52">Президентская</text:p>
          </table:table-cell>
        </table:table-row>
        <table:table-row table:style-name="Table1.2">
          <table:table-cell table:style-name="Table1.A2" office:value-type="string">
            <text:p text:style-name="P53">Получение власти путем</text:p>
          </table:table-cell>
          <table:table-cell table:style-name="Table1.A2" office:value-type="string">
            <text:p text:style-name="P56">Занимает должность путем наследования</text:p>
          </table:table-cell>
          <table:table-cell table:style-name="Table1.A2" office:value-type="string">
            <text:p text:style-name="P56">Наследование</text:p>
          </table:table-cell>
          <table:table-cell table:style-name="Table1.A2" office:value-type="string">
            <text:p text:style-name="P56">Избирается парламентом или специальным конгрессом</text:p>
          </table:table-cell>
          <table:table-cell table:style-name="Table1.E2" office:value-type="string">
            <text:p text:style-name="P56">Всеобщие выборы</text:p>
          </table:table-cell>
        </table:table-row>
        <table:table-row>
          <table:table-cell table:style-name="Table1.A2" office:value-type="string">
            <text:p text:style-name="P53">Глава государства</text:p>
          </table:table-cell>
          <table:table-cell table:style-name="Table1.A2" office:value-type="string">
            <text:p text:style-name="P54"><text:span text:style-name="T69">О</text:span>бъединяет в своих руках все ветви власти</text:p>
          </table:table-cell>
          <table:table-cell table:style-name="Table1.A2" office:value-type="string">
            <text:p text:style-name="P54">Почти не имеет собственных полномочий, не зависящих от правительства</text:p>
          </table:table-cell>
          <table:table-cell table:style-name="Table1.A2" office:value-type="string">
            <text:p text:style-name="P55">Почти не имеет собственных полномочий, не зависящих от правительства</text:p>
          </table:table-cell>
          <table:table-cell table:style-name="Table1.E2" office:value-type="string">
            <text:p text:style-name="P54">Возглавляет исполнительную власть</text:p>
          </table:table-cell>
        </table:table-row>
        <table:table-row>
          <table:table-cell table:style-name="Table1.A2" office:value-type="string">
            <text:p text:style-name="P53">Правительство</text:p>
          </table:table-cell>
          <table:table-cell table:style-name="Table1.A2" office:value-type="string">
            <text:p text:style-name="P54">Если существует, полностью зависит от главы государства</text:p>
          </table:table-cell>
          <table:table-cell table:style-name="Table1.A2" office:value-type="string">
            <text:p text:style-name="P54">Формируется парламентским большинством с формальным участием главы государства, ответственно перед парламентом</text:p>
          </table:table-cell>
          <table:table-cell table:style-name="Table1.A2" office:value-type="string">
            <text:p text:style-name="P55">Формируется парламентским большинством с формальным участием главы государства, ответственно перед парламентом</text:p>
          </table:table-cell>
          <table:table-cell table:style-name="Table1.E2" office:value-type="string">
            <text:p text:style-name="P54">Если существует, полностью зависит от главы государства</text:p>
          </table:table-cell>
        </table:table-row>
        <table:table-row>
          <table:table-cell table:style-name="Table1.A2" office:value-type="string">
            <text:p text:style-name="P53">Взаимовлияние</text:p>
          </table:table-cell>
          <table:table-cell table:style-name="Table1.A2" office:value-type="string">
            <text:p text:style-name="P54">Всевластие главы государства, отсутствие парламента</text:p>
          </table:table-cell>
          <table:table-cell table:style-name="Table1.A2" office:value-type="string">
            <text:p text:style-name="P55"><text:span text:style-name="T69">П</text:span>равительство (с формальным участием главы государства) может распустить парламент; парламент может отправить в отставку правительство</text:p>
          </table:table-cell>
          <table:table-cell table:style-name="Table1.A2" office:value-type="string">
            <text:p text:style-name="P55"><text:span text:style-name="T69">П</text:span>равительство (с формальным участием главы государства) может распустить парламент; парламент может отправить в отставку правительство</text:p>
          </table:table-cell>
          <table:table-cell table:style-name="Table1.E2" office:value-type="string">
            <text:p text:style-name="P54">Президент может сменить правительство и отдельных министров</text:p>
          </table:table-cell>
        </table:table-row>
      </table:table>
      <text:p text:style-name="P47"/>
      <text:p text:style-name="P49"><text:span text:style-name="T47">Вывод:</text:span></text:p>
      <text:p text:style-name="P46"><text:span text:style-name="T33">В работе были подробно рассмотрены различные формы правления. </text:span><text:span text:style-name="T34">Приведены их признаки и указаны страны, придерживающиеся данных форм. Произведен сравн</text:span><text:span text:style-name="T35">ительный анализ</text:span><text:span text:style-name="T34"> форм правления и по его результатам составлена таблица. </text:span></text:p>
      <text:p text:style-name="P48"><text:span text:style-name="T34">И</text:span><text:span text:style-name="T33">з анализа видно, что парламентская республика очень похожа на конституционную монархию. Монарх в конституционной монархии, так же как и президент в парламентской республике являются скорее национальными символами, нежели реальными представителями власти. Власть же в обоих формах осуществляет парламент.</text:span></text:p>
      <text:p text:style-name="P48"><text:span text:style-name="T33"/></text:p>
      <text:p text:style-name="P50"><text:span text:style-name="T47">Используемая литература:</text:span></text:p>
      <text:list xml:id="list1064104004903713164" text:style-name="L10">
        <text:list-item>
          <text:list>
            <text:list-item>
              <text:list>
                <text:list-item>
                  <text:p text:style-name="P3"><text:span text:style-name="T71">«Политология» Учебно-методическое пособие под редакцией Пусько В.С.</text:span><text:span text:style-name="T36"> профессора <text:s/>ПУСЬКО В.С.</text:span></text:p>
                </text:list-item>
                <text:list-item>
                  <text:p text:style-name="P3"><text:span text:style-name="T42">Курс лекций "Государственное и муниципальное управление в зарубежных странах" </text:span><text:span text:style-name="T41">Старцев Я.Ю.</text:span></text:p>
                </text:list-item>
                <text:list-item>
                  <text:p text:style-name="P4"><text:span text:style-name="T41">ru.wikipedia.org</text:span></text:p>
                  <text:p text:style-name="P4"><text:span text:style-name="T41"/></text:p>
                </text:list-item>
              </text:list>
            </text:list-item>
          </text:list>
        </text:list-item>
      </text:list>
      <text:p text:style-name="P20"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arial" svg:font-family="arial, sans-serif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in" fo:margin-right="-0.8272in" fo:line-height="150%" fo:text-align="center" style:justify-single-word="false" fo:text-indent="0in" style:auto-text-indent="false" fo:keep-with-next="always"/>
      <style:text-properties fo:font-size="14pt" style:font-size-asian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0z0" style:family="text">
      <style:text-properties fo:font-size="14pt" fo:font-style="normal" style:font-size-asian="14pt" style:font-style-asian="normal" style:font-size-complex="14pt"/>
    </style:style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0.4925in" fo:text-indent="-0.25in" fo:margin-left="0.25in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4:27:12.362462327</meta:creation-date>
    <dc:date>2019-04-13T00:38:10.717360075</dc:date>
    <meta:editing-duration>PT6H9M23S</meta:editing-duration>
    <meta:editing-cycles>22</meta:editing-cycles>
    <meta:generator>LibreOffice/5.1.6.2$Linux_X86_64 LibreOffice_project/10m0$Build-2</meta:generator>
    <meta:document-statistic meta:table-count="1" meta:image-count="0" meta:object-count="0" meta:page-count="11" meta:paragraph-count="96" meta:word-count="1570" meta:character-count="13070" meta:non-whitespace-character-count="11587"/>
  </office:meta>
</office:document-meta>
</file>